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Heading_20_1">
      <style:text-properties officeooo:rsid="0012c061" officeooo:paragraph-rsid="0012c061"/>
    </style:style>
    <style:style style:name="P5" style:family="paragraph" style:parent-style-name="Heading_20_2">
      <style:text-properties officeooo:rsid="0023850e" officeooo:paragraph-rsid="0023850e"/>
    </style:style>
    <style:style style:name="P6" style:family="paragraph" style:parent-style-name="Preformatted_20_Text">
      <style:text-properties officeooo:paragraph-rsid="0015324e"/>
    </style:style>
    <style:style style:name="P7" style:family="paragraph" style:parent-style-name="Preformatted_20_Text">
      <style:text-properties officeooo:rsid="0016a600" officeooo:paragraph-rsid="0016a600"/>
    </style:style>
    <style:style style:name="P8" style:family="paragraph" style:parent-style-name="Preformatted_20_Text">
      <style:text-properties officeooo:paragraph-rsid="00189d7a"/>
    </style:style>
    <style:style style:name="P9" style:family="paragraph" style:parent-style-name="Preformatted_20_Text">
      <style:text-properties officeooo:rsid="001bd521" officeooo:paragraph-rsid="001bd521"/>
    </style:style>
    <style:style style:name="P10" style:family="paragraph" style:parent-style-name="Preformatted_20_Text">
      <style:text-properties officeooo:paragraph-rsid="001de758"/>
    </style:style>
    <style:style style:name="P11" style:family="paragraph" style:parent-style-name="Preformatted_20_Text">
      <style:text-properties officeooo:rsid="001de758" officeooo:paragraph-rsid="001de758"/>
    </style:style>
    <style:style style:name="P12" style:family="paragraph" style:parent-style-name="Preformatted_20_Text">
      <style:text-properties officeooo:paragraph-rsid="00258399"/>
    </style:style>
    <style:style style:name="P13" style:family="paragraph" style:parent-style-name="Standard">
      <style:text-properties officeooo:rsid="0016a600" officeooo:paragraph-rsid="0016a600"/>
    </style:style>
    <style:style style:name="P14"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5" style:family="paragraph" style:parent-style-name="Standard" style:list-style-name="L1">
      <style:text-properties officeooo:paragraph-rsid="001bd521"/>
    </style:style>
    <style:style style:name="P16" style:family="paragraph" style:parent-style-name="Standard" style:list-style-name="L1">
      <style:text-properties officeooo:rsid="001bd521" officeooo:paragraph-rsid="001bd521"/>
    </style:style>
    <style:style style:name="P17" style:family="paragraph" style:parent-style-name="Standard">
      <style:text-properties officeooo:rsid="001bd521" officeooo:paragraph-rsid="001bd521"/>
    </style:style>
    <style:style style:name="P18" style:family="paragraph" style:parent-style-name="Standard">
      <style:text-properties officeooo:rsid="001bd521" officeooo:paragraph-rsid="00200cf4"/>
    </style:style>
    <style:style style:name="P19" style:family="paragraph" style:parent-style-name="Standard">
      <style:text-properties officeooo:rsid="001bd521" officeooo:paragraph-rsid="00276029"/>
    </style:style>
    <style:style style:name="P20" style:family="paragraph" style:parent-style-name="Standard">
      <style:text-properties officeooo:rsid="001bd521" officeooo:paragraph-rsid="00276dbc"/>
    </style:style>
    <style:style style:name="P21" style:family="paragraph" style:parent-style-name="Standard">
      <style:text-properties officeooo:rsid="00200cf4" officeooo:paragraph-rsid="00200cf4"/>
    </style:style>
    <style:style style:name="P22" style:family="paragraph" style:parent-style-name="Standard">
      <style:text-properties officeooo:paragraph-rsid="00200cf4"/>
    </style:style>
    <style:style style:name="P23" style:family="paragraph" style:parent-style-name="Standard" style:list-style-name="L1">
      <style:text-properties officeooo:rsid="00276029" officeooo:paragraph-rsid="00276029"/>
    </style:style>
    <style:style style:name="P24" style:family="paragraph" style:parent-style-name="Text_20_body">
      <style:text-properties officeooo:rsid="0012c061" officeooo:paragraph-rsid="0012c061"/>
    </style:style>
    <style:style style:name="P25" style:family="paragraph" style:parent-style-name="Text_20_body">
      <style:text-properties officeooo:paragraph-rsid="0012c061"/>
    </style:style>
    <style:style style:name="P26" style:family="paragraph" style:parent-style-name="Text_20_body">
      <style:text-properties officeooo:rsid="0013d3b1" officeooo:paragraph-rsid="0013d3b1"/>
    </style:style>
    <style:style style:name="P27" style:family="paragraph" style:parent-style-name="Text_20_body">
      <style:text-properties officeooo:rsid="0013d3b1" officeooo:paragraph-rsid="00160000"/>
    </style:style>
    <style:style style:name="P28" style:family="paragraph" style:parent-style-name="Text_20_body">
      <style:text-properties officeooo:rsid="0015324e" officeooo:paragraph-rsid="0015324e"/>
    </style:style>
    <style:style style:name="P29" style:family="paragraph" style:parent-style-name="Text_20_body">
      <style:text-properties officeooo:rsid="00155423" officeooo:paragraph-rsid="00155423"/>
    </style:style>
    <style:style style:name="P30" style:family="paragraph" style:parent-style-name="Text_20_body">
      <style:text-properties officeooo:rsid="00160000" officeooo:paragraph-rsid="00160000"/>
    </style:style>
    <style:style style:name="P31" style:family="paragraph" style:parent-style-name="Text_20_body">
      <style:text-properties officeooo:rsid="0016a600" officeooo:paragraph-rsid="0016a600"/>
    </style:style>
    <style:style style:name="P32" style:family="paragraph" style:parent-style-name="Text_20_body">
      <style:text-properties officeooo:paragraph-rsid="0016a600"/>
    </style:style>
    <style:style style:name="P33" style:family="paragraph" style:parent-style-name="Text_20_body">
      <style:text-properties officeooo:rsid="00184aba" officeooo:paragraph-rsid="00184aba"/>
    </style:style>
    <style:style style:name="P34" style:family="paragraph" style:parent-style-name="Text_20_body">
      <style:text-properties fo:font-style="normal" officeooo:rsid="00184aba" officeooo:paragraph-rsid="00184aba" style:font-style-asian="normal" style:font-style-complex="normal"/>
    </style:style>
    <style:style style:name="P35" style:family="paragraph" style:parent-style-name="Text_20_body">
      <style:text-properties fo:font-style="normal" officeooo:rsid="001cd66a" officeooo:paragraph-rsid="001cd66a" style:font-style-asian="normal" style:font-style-complex="normal"/>
    </style:style>
    <style:style style:name="P36" style:family="paragraph" style:parent-style-name="Text_20_body">
      <style:text-properties officeooo:rsid="00189d7a" officeooo:paragraph-rsid="00189d7a"/>
    </style:style>
    <style:style style:name="P37" style:family="paragraph" style:parent-style-name="Text_20_body">
      <style:text-properties officeooo:paragraph-rsid="00189d7a"/>
    </style:style>
    <style:style style:name="P38" style:family="paragraph" style:parent-style-name="Text_20_body">
      <style:text-properties officeooo:rsid="0019beb4" officeooo:paragraph-rsid="0019beb4"/>
    </style:style>
    <style:style style:name="P39" style:family="paragraph" style:parent-style-name="Text_20_body">
      <style:text-properties officeooo:rsid="0019beb4" officeooo:paragraph-rsid="001b7a32"/>
    </style:style>
    <style:style style:name="P40" style:family="paragraph" style:parent-style-name="Text_20_body">
      <style:text-properties officeooo:rsid="001de758" officeooo:paragraph-rsid="001de758"/>
    </style:style>
    <style:style style:name="P41" style:family="paragraph" style:parent-style-name="Text_20_body">
      <style:text-properties officeooo:rsid="0023850e" officeooo:paragraph-rsid="0023850e"/>
    </style:style>
    <style:style style:name="P42" style:family="paragraph" style:parent-style-name="Text_20_body">
      <style:text-properties officeooo:paragraph-rsid="00258399"/>
    </style:style>
    <style:style style:name="P43" style:family="paragraph" style:parent-style-name="Text_20_body">
      <style:text-properties officeooo:rsid="00286c59" officeooo:paragraph-rsid="00286c59"/>
    </style:style>
    <style:style style:name="P44" style:family="paragraph" style:parent-style-name="Text_20_body">
      <style:text-properties officeooo:paragraph-rsid="00286c59"/>
    </style:style>
    <style:style style:name="P45" style:family="paragraph" style:parent-style-name="Text_20_body">
      <style:text-properties officeooo:paragraph-rsid="00302a12"/>
    </style:style>
    <style:style style:name="P46" style:family="paragraph" style:parent-style-name="Text_20_body">
      <style:text-properties officeooo:paragraph-rsid="003233ab"/>
    </style:style>
    <style:style style:name="P47" style:family="paragraph" style:parent-style-name="Text_20_body">
      <style:text-properties officeooo:paragraph-rsid="0032f7c1"/>
    </style:style>
    <style:style style:name="P48" style:family="paragraph" style:parent-style-name="Text_20_body">
      <style:text-properties officeooo:paragraph-rsid="0033dbbb"/>
    </style:style>
    <style:style style:name="P49" style:family="paragraph" style:parent-style-name="Text_20_body">
      <style:text-properties officeooo:paragraph-rsid="003753be"/>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2ee7a2" style:font-size-asian="10pt" style:font-weight-asian="bold" style:font-size-complex="10pt" style:font-weight-complex="bold"/>
    </style:style>
    <style:style style:name="T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Liberation Mono" fo:font-size="10pt" fo:font-style="normal" fo:font-weight="normal" officeooo:rsid="00258399" style:font-size-asian="10pt" style:font-style-asian="normal" style:font-weight-asian="normal" style:font-size-complex="10pt" style:font-style-complex="normal" style:font-weight-complex="normal"/>
    </style:style>
    <style:style style:name="T8" style:family="text">
      <style:text-properties style:font-name="Liberation Mono" fo:font-size="10pt" fo:font-style="normal" fo:font-weight="normal" officeooo:rsid="00276029"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officeooo:rsid="0023850e" style:font-size-asian="10pt" style:font-style-asian="normal" style:font-size-complex="10pt" style:font-style-complex="normal"/>
    </style:style>
    <style:style style:name="T10" style:family="text">
      <style:text-properties style:font-name="Liberation Mono" fo:font-size="10pt" fo:font-style="normal" officeooo:rsid="00258399" style:font-size-asian="10pt" style:font-style-asian="normal" style:font-size-complex="10pt" style:font-style-complex="normal"/>
    </style:style>
    <style:style style:name="T11"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2"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3" style:family="text">
      <style:text-properties officeooo:rsid="0013d3b1"/>
    </style:style>
    <style:style style:name="T14" style:family="text">
      <style:text-properties fo:font-style="italic" style:font-style-asian="italic" style:font-style-complex="italic"/>
    </style:style>
    <style:style style:name="T15" style:family="text">
      <style:text-properties fo:font-style="italic" officeooo:rsid="0013d3b1" style:font-style-asian="italic" style:font-style-complex="italic"/>
    </style:style>
    <style:style style:name="T16" style:family="text">
      <style:text-properties fo:font-style="italic" officeooo:rsid="00184aba" style:font-style-asian="italic" style:font-style-complex="italic"/>
    </style:style>
    <style:style style:name="T17" style:family="text">
      <style:text-properties fo:font-style="italic" officeooo:rsid="0023850e" style:font-style-asian="italic" style:font-style-complex="italic"/>
    </style:style>
    <style:style style:name="T18" style:family="text">
      <style:text-properties fo:font-style="italic" officeooo:rsid="00258399"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60000" style:font-style-asian="italic" style:font-weight-asian="normal" style:font-style-complex="italic" style:font-weight-complex="normal"/>
    </style:style>
    <style:style style:name="T21" style:family="text">
      <style:text-properties fo:font-style="italic" fo:font-weight="normal" officeooo:rsid="00200cf4" style:font-style-asian="italic" style:font-weight-asian="normal" style:font-style-complex="italic" style:font-weight-complex="normal"/>
    </style:style>
    <style:style style:name="T22" style:family="text">
      <style:text-properties fo:font-style="italic" fo:font-weight="normal" officeooo:rsid="00286c59" style:font-style-asian="italic" style:font-weight-asian="normal" style:font-style-complex="italic" style:font-weight-complex="normal"/>
    </style:style>
    <style:style style:name="T23" style:family="text">
      <style:text-properties fo:font-style="italic" fo:font-weight="bold" officeooo:rsid="00286c59"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13d3b1" style:font-style-asian="normal" style:font-style-complex="normal"/>
    </style:style>
    <style:style style:name="T26" style:family="text">
      <style:text-properties fo:font-style="normal" officeooo:rsid="0015324e" style:font-style-asian="normal" style:font-style-complex="normal"/>
    </style:style>
    <style:style style:name="T27" style:family="text">
      <style:text-properties fo:font-style="normal" officeooo:rsid="00155423" style:font-style-asian="normal" style:font-style-complex="normal"/>
    </style:style>
    <style:style style:name="T28" style:family="text">
      <style:text-properties fo:font-style="normal" officeooo:rsid="00184aba" style:font-style-asian="normal" style:font-style-complex="normal"/>
    </style:style>
    <style:style style:name="T29" style:family="text">
      <style:text-properties fo:font-style="normal" officeooo:rsid="0023850e" style:font-style-asian="normal" style:font-style-complex="normal"/>
    </style:style>
    <style:style style:name="T30" style:family="text">
      <style:text-properties fo:font-style="normal" officeooo:rsid="00258399" style:font-style-asian="normal" style:font-style-complex="normal"/>
    </style:style>
    <style:style style:name="T31" style:family="text">
      <style:text-properties fo:font-style="normal" officeooo:rsid="00276029" style:font-style-asian="normal" style:font-style-complex="normal"/>
    </style:style>
    <style:style style:name="T32" style:family="text">
      <style:text-properties fo:font-style="normal" officeooo:rsid="003753be"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160000" style:font-style-asian="normal" style:font-weight-asian="normal" style:font-style-complex="normal" style:font-weight-complex="normal"/>
    </style:style>
    <style:style style:name="T36" style:family="text">
      <style:text-properties fo:font-style="normal" fo:font-weight="normal" officeooo:rsid="00189d7a" style:font-style-asian="normal" style:font-weight-asian="normal" style:font-style-complex="normal" style:font-weight-complex="normal"/>
    </style:style>
    <style:style style:name="T37" style:family="text">
      <style:text-properties fo:font-style="normal" fo:font-weight="normal" officeooo:rsid="001bd521" style:font-style-asian="normal" style:font-weight-asian="normal" style:font-style-complex="normal" style:font-weight-complex="normal"/>
    </style:style>
    <style:style style:name="T38" style:family="text">
      <style:text-properties fo:font-style="normal" fo:font-weight="normal" officeooo:rsid="00200cf4" style:font-style-asian="normal" style:font-weight-asian="normal" style:font-style-complex="normal" style:font-weight-complex="normal"/>
    </style:style>
    <style:style style:name="T39" style:family="text">
      <style:text-properties fo:font-style="normal" fo:font-weight="normal" officeooo:rsid="00230d96" style:font-style-asian="normal" style:font-weight-asian="normal" style:font-style-complex="normal" style:font-weight-complex="normal"/>
    </style:style>
    <style:style style:name="T40" style:family="text">
      <style:text-properties fo:font-style="normal" fo:font-weight="normal" officeooo:rsid="00258399" style:font-style-asian="normal" style:font-weight-asian="normal" style:font-style-complex="normal" style:font-weight-complex="normal"/>
    </style:style>
    <style:style style:name="T41" style:family="text">
      <style:text-properties fo:font-style="normal" fo:font-weight="normal" officeooo:rsid="00276029" style:font-style-asian="normal" style:font-weight-asian="normal" style:font-style-complex="normal" style:font-weight-complex="normal"/>
    </style:style>
    <style:style style:name="T42" style:family="text">
      <style:text-properties fo:font-style="normal" fo:font-weight="normal" officeooo:rsid="0016a600" style:font-style-asian="normal" style:font-weight-asian="normal" style:font-style-complex="normal" style:font-weight-complex="normal"/>
    </style:style>
    <style:style style:name="T43" style:family="text">
      <style:text-properties fo:font-style="normal" fo:font-weight="normal" officeooo:rsid="00286c59" style:font-style-asian="normal" style:font-weight-asian="normal" style:font-style-complex="normal" style:font-weight-complex="normal"/>
    </style:style>
    <style:style style:name="T44" style:family="text">
      <style:text-properties fo:font-style="normal" fo:font-weight="normal" officeooo:rsid="002d42f8" style:font-style-asian="normal" style:font-weight-asian="normal" style:font-style-complex="normal" style:font-weight-complex="normal"/>
    </style:style>
    <style:style style:name="T45" style:family="text">
      <style:text-properties officeooo:rsid="00155423"/>
    </style:style>
    <style:style style:name="T46" style:family="text">
      <style:text-properties fo:font-weight="bold" officeooo:rsid="00160000" style:font-weight-asian="bold" style:font-weight-complex="bold"/>
    </style:style>
    <style:style style:name="T47" style:family="text">
      <style:text-properties fo:font-weight="normal" officeooo:rsid="00160000" style:font-weight-asian="normal" style:font-weight-complex="normal"/>
    </style:style>
    <style:style style:name="T48" style:family="text">
      <style:text-properties fo:font-weight="normal" officeooo:rsid="0023850e" style:font-weight-asian="normal" style:font-weight-complex="normal"/>
    </style:style>
    <style:style style:name="T49" style:family="text">
      <style:text-properties officeooo:rsid="00160000"/>
    </style:style>
    <style:style style:name="T50" style:family="text">
      <style:text-properties officeooo:rsid="0016a600"/>
    </style:style>
    <style:style style:name="T51" style:family="text">
      <style:text-properties officeooo:rsid="00184aba"/>
    </style:style>
    <style:style style:name="T52" style:family="text">
      <style:text-properties officeooo:rsid="00189d7a"/>
    </style:style>
    <style:style style:name="T53" style:family="text">
      <style:text-properties officeooo:rsid="0019beb4"/>
    </style:style>
    <style:style style:name="T54" style:family="text">
      <style:text-properties officeooo:rsid="001b7a32"/>
    </style:style>
    <style:style style:name="T55" style:family="text">
      <style:text-properties officeooo:rsid="001bd521"/>
    </style:style>
    <style:style style:name="T56" style:family="text">
      <style:text-properties officeooo:rsid="001de758"/>
    </style:style>
    <style:style style:name="T57" style:family="text">
      <style:text-properties officeooo:rsid="001e53a3"/>
    </style:style>
    <style:style style:name="T58" style:family="text">
      <style:text-properties officeooo:rsid="001e620f"/>
    </style:style>
    <style:style style:name="T59" style:family="text">
      <style:text-properties officeooo:rsid="00200cf4"/>
    </style:style>
    <style:style style:name="T60" style:family="text">
      <style:text-properties officeooo:rsid="0023850e"/>
    </style:style>
    <style:style style:name="T61"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62" style:family="text">
      <style:text-properties officeooo:rsid="00258399"/>
    </style:style>
    <style:style style:name="T63" style:family="text">
      <style:text-properties officeooo:rsid="00276029"/>
    </style:style>
    <style:style style:name="T64" style:family="text">
      <style:text-properties officeooo:rsid="002ee7a2"/>
    </style:style>
    <style:style style:name="T65" style:family="text">
      <style:text-properties officeooo:rsid="00302a12"/>
    </style:style>
    <style:style style:name="T66" style:family="text">
      <style:text-properties officeooo:rsid="00320868"/>
    </style:style>
    <style:style style:name="T67" style:family="text">
      <style:text-properties officeooo:rsid="003233ab"/>
    </style:style>
    <style:style style:name="T68" style:family="text">
      <style:text-properties officeooo:rsid="0032f7c1"/>
    </style:style>
    <style:style style:name="T69" style:family="text">
      <style:text-properties officeooo:rsid="0033dbbb"/>
    </style:style>
    <style:style style:name="T70" style:family="text">
      <style:text-properties officeooo:rsid="00355a39"/>
    </style:style>
    <style:style style:name="T71" style:family="text">
      <style:text-properties officeooo:rsid="00375b0b"/>
    </style:style>
    <style:style style:name="T72" style:family="text">
      <style:text-properties officeooo:rsid="0038778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6712_2011254424" text:style-name="Index_20_Link" text:visited-style-name="Index_20_Link">Introduction<text:tab/>1</text:a></text:p>
          <text:p text:style-name="P2"><text:a xlink:type="simple" xlink:href="#__RefHeading___Toc16714_2011254424" text:style-name="Index_20_Link" text:visited-style-name="Index_20_Link">Running QDL<text:tab/>1</text:a></text:p>
          <text:p text:style-name="P2"><text:a xlink:type="simple" xlink:href="#__RefHeading___Toc16716_2011254424" text:style-name="Index_20_Link" text:visited-style-name="Index_20_Link">Installing QDL<text:tab/>2</text:a></text:p>
          <text:p text:style-name="P1"><text:a xlink:type="simple" xlink:href="#__RefHeading___Toc16718_2011254424" text:style-name="Index_20_Link" text:visited-style-name="Index_20_Link">Navigating the workspace<text:tab/>2</text:a></text:p>
          <text:p text:style-name="P2"><text:a xlink:type="simple" xlink:href="#__RefHeading___Toc16720_2011254424" text:style-name="Index_20_Link" text:visited-style-name="Index_20_Link">Help!<text:tab/>2</text:a></text:p>
          <text:p text:style-name="P1"><text:a xlink:type="simple" xlink:href="#__RefHeading___Toc16722_2011254424" text:style-name="Index_20_Link" text:visited-style-name="Index_20_Link">Expressions<text:tab/>3</text:a></text:p>
          <text:p text:style-name="P2"><text:a xlink:type="simple" xlink:href="#__RefHeading___Toc16736_2011254424" text:style-name="Index_20_Link" text:visited-style-name="Index_20_Link">Basics<text:tab/>3</text:a></text:p>
          <text:p text:style-name="P2"><text:a xlink:type="simple" xlink:href="#__RefHeading___Toc16738_2011254424" text:style-name="Index_20_Link" text:visited-style-name="Index_20_Link">Numbers<text:tab/>4</text:a></text:p>
          <text:p text:style-name="P2"><text:a xlink:type="simple" xlink:href="#__RefHeading___Toc16724_2011254424" text:style-name="Index_20_Link" text:visited-style-name="Index_20_Link">Strings<text:tab/>4</text:a></text:p>
          <text:p text:style-name="P2"><text:a xlink:type="simple" xlink:href="#__RefHeading___Toc16740_2011254424" text:style-name="Index_20_Link" text:visited-style-name="Index_20_Link">Booleans<text:tab/>5</text:a></text:p>
          <text:p text:style-name="P1"><text:a xlink:type="simple" xlink:href="#__RefHeading___Toc16726_2011254424" text:style-name="Index_20_Link" text:visited-style-name="Index_20_Link">Variables<text:tab/>5</text:a></text:p>
          <text:p text:style-name="P2"><text:a xlink:type="simple" xlink:href="#__RefHeading___Toc16728_2011254424" text:style-name="Index_20_Link" text:visited-style-name="Index_20_Link">Scalars vs. stems<text:tab/>6</text:a></text:p>
          <text:p text:style-name="P3"><text:a xlink:type="simple" xlink:href="#__RefHeading___Toc16744_2011254424" text:style-name="Index_20_Link" text:visited-style-name="Index_20_Link"><text:span text:style-name="T24">S</text:span></text:a><text:a xlink:type="simple" xlink:href="#__RefHeading___Toc16744_2011254424" text:style-name="Index_20_Link" text:visited-style-name="Index_20_Link"><text:span text:style-name="T24">ubsetting</text:span></text:a><text:a xlink:type="simple" xlink:href="#__RefHeading___Toc16744_2011254424" text:style-name="Index_20_Link" text:visited-style-name="Index_20_Link"><text:tab/>7</text:a></text:p>
          <text:p text:style-name="P1"><text:a xlink:type="simple" xlink:href="#__RefHeading___Toc16730_2011254424" text:style-name="Index_20_Link" text:visited-style-name="Index_20_Link"><text:s/>Functions<text:tab/>7</text:a></text:p>
          <text:p text:style-name="P2"><text:a xlink:type="simple" xlink:href="#__RefHeading___Toc16732_2011254424" text:style-name="Index_20_Link" text:visited-style-name="Index_20_Link">Help!<text:tab/>8</text:a></text:p>
          <text:p text:style-name="P2"><text:a xlink:type="simple" xlink:href="#__RefHeading___Toc16734_2011254424" text:style-name="Index_20_Link" text:visited-style-name="Index_20_Link">Writing your own function<text:tab/>8</text:a></text:p>
        </text:index-body>
      </text:table-of-content>
      <text:h text:style-name="P4" text:outline-level="1"/>
      <text:h text:style-name="P4" text:outline-level="1"><text:bookmark-start text:name="__RefHeading___Toc16712_2011254424"/>Introduction<text:bookmark-end text:name="__RefHeading___Toc16712_2011254424"/></text:h>
      <text:p text:style-name="P46"><text:span text:style-name="T1">QDL is a general purpose, </text:span><text:span text:style-name="T69">interpreted</text:span><text:span text:style-name="T1"> programming language that </text:span><text:span text:style-name="T69">also </text:span><text:span text:style-name="T1">may be used for scripting – or even </text:span><text:span text:style-name="T69">interactively </text:span><text:span text:style-name="T1">as a calculator. <text:s/></text:span><text:span text:style-name="T57"><text:s/>The big draw is that it is mostly a notation rather than structured like most other languages (e.g. Java or C). </text:span><text:span text:style-name="T67">E</text:span><text:span text:style-name="T59">ssentially you specify the things that ought to happen to your data and it gets done. </text:span><text:span text:style-name="T57">You can do a lot in a just a few commands and because of this, a lot of control structures (which it does have, rest assured) are usually not needed. </text:span><text:span text:style-name="T67">As it were, certain common control structures are embedded in the data. </text:span></text:p>
      <text:p text:style-name="P47"><text:span text:style-name="T57">It also has a workspace model, meaning that you start the interpreter, type in commands interactively </text:span><text:span text:style-name="T58">creating variables, functions etc. </text:span><text:span text:style-name="T57">and can save your current state and resume where you left off. This lets you develop specialized sets of tools to do tasks </text:span><text:span text:style-name="T58">that are complex and really don’t fit in with other language paradigms</text:span><text:span text:style-name="T57">. </text:span><text:span text:style-name="T58">QDL is very useful at taking up the slack where a lot of other languages don’t quite work, </text:span><text:span text:style-name="T59">or would require a large investment (such as designing and implementing a set of objects) to do anything reasonable</text:span><text:span text:style-name="T58">. </text:span><text:span text:style-name="T71">It is largely a functional programming language.</text:span></text:p>
      <text:p text:style-name="P47"><text:span text:style-name="T68">The language description is quite short and you should be able to be productive in it within a few minutes.</text:span><text:span text:style-name="T58"> <text:s/></text:span><text:span text:style-name="T72">The full reference </text:span><text:a xlink:type="simple" xlink:href="https://cilogon.github.io/qdl/docs/qdl_reference.pdf" text:style-name="Internet_20_link" text:visited-style-name="Visited_20_Internet_20_Link"><text:span text:style-name="T72">QDL reference</text:span></text:a><text:span text:style-name="T72"> is a great next step after this tutorial.</text:span></text:p>
      <text:h text:style-name="Heading_20_2" text:outline-level="2"><text:bookmark-start text:name="__RefHeading___Toc16714_2011254424"/>Running QDL<text:bookmark-end text:name="__RefHeading___Toc16714_2011254424"/></text:h>
      <text:p text:style-name="P24">QDL runs in a java virtual machine. Be sure you have at least Java 8. </text:p>
      <text:h text:style-name="Heading_20_2" text:outline-level="2"><text:bookmark-start text:name="__RefHeading___Toc16716_2011254424"/><text:soft-page-break/>Installing QDL<text:bookmark-end text:name="__RefHeading___Toc16716_2011254424"/></text:h>
      <text:p text:style-name="P24">Get the latest installer at https://github.com/ncsa/security-lib/releases. This is the file qdl_installer.jar. Run it as</text:p>
      <text:p text:style-name="Preformatted_20_Text"><text:s text:c="3"/>java -jar qdl_installer.jar</text:p>
      <text:p text:style-name="Quotations"/>
      <text:p text:style-name="P25"><text:span text:style-name="T1">and follow the instructions. Assuming you installed in a directory called $QDL_HOME. Invoke it as </text:span></text:p>
      <text:p text:style-name="Preformatted_20_Text">$QDL_HOME/bin/qdl</text:p>
      <text:p text:style-name="P24"/>
      <text:p text:style-name="Text_20_body">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3.1</text:p>
      <text:p text:style-name="Preformatted_20_Text">Type )help for help.</text:p>
      <text:p text:style-name="Preformatted_20_Text"><text:span text:style-name="T2">*****************************************</text:span> </text:p>
      <text:p text:style-name="P24"/>
      <text:p text:style-name="P48"><text:span text:style-name="T69">Of course, you may customize startup to do any number of things and the reference for that is </text:span><text:span text:style-name="T70">here:</text:span><text:span text:style-name="T69"> </text:span><text:a xlink:type="simple" xlink:href="https://cilogon.github.io/qdl/docs/qdl_configuration.pdf" text:style-name="Internet_20_link" text:visited-style-name="Visited_20_Internet_20_Link"><text:span text:style-name="T70">qdl configuration</text:span></text:a><text:span text:style-name="T70">.</text:span></text:p>
      <text:h text:style-name="Heading_20_1" text:outline-level="1"><text:bookmark-start text:name="__RefHeading___Toc16718_2011254424"/>Navigating the workspace<text:bookmark-end text:name="__RefHeading___Toc16718_2011254424"/></text:h>
      <text:p text:style-name="P28">The basic unit of work is the <text:span text:style-name="T14">workspace</text:span><text:span text:style-name="T24"> or </text:span><text:span text:style-name="T14">session</text:span><text:span text:style-name="T24">. This is keeps track of everything you've entered and its job is to help manage using the language. 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28"><text:span text:style-name="T24"><text:s/>(Lots more of these, omitted to save space.)</text:span></text:p>
      <text:p text:style-name="P49"><text:span text:style-name="T32">Of course, there is a complete reference for the workspace </text:span><text:a xlink:type="simple" xlink:href="https://cilogon.github.io/qdl/docs/qdl_workspace.pdf" text:style-name="Internet_20_link" text:visited-style-name="Visited_20_Internet_20_Link"><text:span text:style-name="T32">here</text:span></text:a><text:span text:style-name="T32">.</text:span></text:p>
      <text:h text:style-name="Heading_20_2" text:outline-level="2"><text:bookmark-start text:name="__RefHeading___Toc16720_2011254424"/>Help!<text:bookmark-end text:name="__RefHeading___Toc16720_2011254424"/></text:h>
      <text:p text:style-name="P28">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66">lots of help</text:span></text:p>
      <text:p text:style-name="P28"><text:soft-page-break/><text:s/></text:p>
      <text:p text:style-name="P28">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6"><text:s text:c="10"/>set - <text:s/>set a workspace value.<text:line-break/></text:p>
      <text:p text:style-name="Text_20_body"/>
      <text:p text:style-name="P28">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28"/>
      <text:p text:style-name="P28">Which tells the workspace to turn itself off and the parameter <text:span text:style-name="T14">y</text:span><text:span text:style-name="T24"> tells it you really don't want to save anything.</text:span></text:p>
      <text:h text:style-name="Heading_20_1" text:outline-level="1"><text:bookmark-start text:name="__RefHeading___Toc16722_2011254424"/><text:span text:style-name="T61">E</text:span>xpressions<text:bookmark-end text:name="__RefHeading___Toc16722_2011254424"/></text:h>
      <text:h text:style-name="P5" text:outline-level="2"><text:bookmark-start text:name="__RefHeading___Toc16736_2011254424"/>Basics<text:bookmark-end text:name="__RefHeading___Toc16736_2011254424"/></text:h>
      <text:p text:style-name="P26">The prompt is simple an indent of 3 or 4 spaces. Try your first expression</text:p>
      <text:p text:style-name="Preformatted_20_Text"><text:s text:c="3"/>2+2</text:p>
      <text:p text:style-name="Preformatted_20_Text">4</text:p>
      <text:p text:style-name="P26"/>
      <text:p text:style-name="P27"><text:span text:style-name="T24">This</text:span> means to evaluate 2+2 and the answer is printed without indent. </text:p>
      <text:p text:style-name="P27"><text:span text:style-name="T49">Note that statements in QDL end in a semi-colon, </text:span><text:span text:style-name="T46">;</text:span><text:span text:style-name="T47">. In the workspace, the usual mode, </text:span><text:span text:style-name="T48">however,</text:span><text:span text:style-name="T47"> is called </text:span><text:span text:style-name="T20">echo mode </text:span><text:span text:style-name="T35">and this just means the semi-colon is added and if there is a result, it is printed. If this is not working, tell the workspace to turn it on</text:span></text:p>
      <text:p text:style-name="Preformatted_20_Text"><text:s text:c="3"/>)ws set echo on</text:p>
      <text:p text:style-name="Preformatted_20_Text">echo is now on</text:p>
      <text:p text:style-name="P27"/>
      <text:p text:style-name="P27">Strings are enclosed in single quotes:</text:p>
      <text:p text:style-name="Preformatted_20_Text"><text:s text:c="3"/>‘hello world'</text:p>
      <text:p text:style-name="Preformatted_20_Text"><text:soft-page-break/>hello world</text:p>
      <text:p text:style-name="P26"/>
      <text:p text:style-name="P41">Parentheses are used to group things together. <text:s/><text:span text:style-name="T13">There are 3 reserved keywords in QDL</text:span></text:p>
      <text:p text:style-name="Preformatted_20_Text">true, false, null</text:p>
      <text:h text:style-name="Heading_20_2" text:outline-level="2"><text:bookmark-start text:name="__RefHeading___Toc16738_2011254424"/>Numbers<text:bookmark-end text:name="__RefHeading___Toc16738_2011254424"/></text:h>
      <text:p text:style-name="Text_20_body"><text:span text:style-name="T13">There are basic operators, such as + - * / % ^. </text:span><text:span text:style-name="T64">There are many other built in functions, such as computing the modulus, standard trigonometric functions and such. </text:span><text:span text:style-name="T60">Standard order of operations is in effect, </text:span><text:span text:style-name="T64">so </text:span><text:span text:style-name="T5">5+4*3^2</text:span><text:span text:style-name="T64"> evaluates to <text:s/></text:span><text:span text:style-name="T5">41</text:span> <text:span text:style-name="T64">as expected.</text:span> <text:span text:style-name="T13">Unlike many languages, QDL has no effective no limits on the size of numbers. For instances</text:span></text:p>
      <text:p text:style-name="Preformatted_20_Text"><text:s text:c="3"/>5^.5</text:p>
      <text:p text:style-name="Preformatted_20_Text">2.23606797749979</text:p>
      <text:p text:style-name="Preformatted_20_Text"><text:s text:c="2"/>2^3^4^5<text:span text:style-name="T65">^7^8^9^10^11^12</text:span></text:p>
      <text:p text:style-name="Preformatted_20_Text">1.16267946647039E6008077</text:p>
      <text:p text:style-name="P26"/>
      <text:p text:style-name="P45"><text:span text:style-name="T13">Th</text:span><text:span text:style-name="T60">e first</text:span><text:span text:style-name="T13"> computes the square root of 5 and displays it. </text:span><text:span text:style-name="T60">The second does multiple exponentiations </text:span><text:span text:style-name="T65">and note that engineering notation is supported too.</text:span><text:span text:style-name="T60"> </text:span></text:p>
      <text:p text:style-name="P26"><text:span text:style-name="T45">QDL works seamlessly on lists, which are enclosed in square brackets. For instance to add 10 to all elements of a list</text:span></text:p>
      <text:p text:style-name="Preformatted_20_Text"><text:s text:c="3"/>[2,4,6,8] + 10</text:p>
      <text:p text:style-name="Preformatted_20_Text">[12,14,16,18]</text:p>
      <text:p text:style-name="Preformatted_20_Text"><text:s text:c="3"/><text:span text:style-name="T52">sinh([1,2,3,4,5]/12)</text:span></text:p>
      <text:p text:style-name="P8">[</text:p>
      <text:p text:style-name="P8"><text:s/>0.083429817445953,</text:p>
      <text:p text:style-name="P8"><text:s/>0.167439343987515,</text:p>
      <text:p text:style-name="P8"><text:s/>0.252612316808168,</text:p>
      <text:p text:style-name="P8"><text:s/>0.33954055725615,</text:p>
      <text:p text:style-name="P8"><text:s/>0.428828083093884</text:p>
      <text:p text:style-name="P8">]</text:p>
      <text:h text:style-name="Heading_20_2" text:outline-level="2"><text:bookmark-start text:name="__RefHeading___Toc16724_2011254424"/>Strings<text:bookmark-end text:name="__RefHeading___Toc16724_2011254424"/></text:h>
      <text:p text:style-name="P36">Strings are anything between single quotes. Since QDL is UTF-8 aware:</text:p>
      <text:p text:style-name="P37"><text:span text:style-name="T52">s := ‘</text:span>ნიანგის ცრემლები’</text:p>
      <text:p text:style-name="P36">is a perfectly fine String in QDL. <text:span text:style-name="T60">(Georgian for “tears of the crocodile” which looks really cool.) </text:span>You may do variou<text:span text:style-name="T53">s</text:span> operations such as <text:span text:style-name="T53">as get the size</text:span></text:p>
      <text:p text:style-name="Preformatted_20_Text"><text:s text:c="3"/><text:span text:style-name="T53">size(s)</text:span></text:p>
      <text:p text:style-name="Preformatted_20_Text">16</text:p>
      <text:p text:style-name="P38">String<text:span text:style-name="T55">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53">abc</text:span>e' - 'abc'</text:p>
      <text:p text:style-name="Preformatted_20_Text">de</text:p>
      <text:p text:style-name="P38"/>
      <text:p text:style-name="P40"><text:soft-page-break/>and you can compare strings with the equals operators</text:p>
      <text:p text:style-name="P10"><text:s text:c="3"/>'abcd' <text:span text:style-name="T56">== 'abcd'</text:span></text:p>
      <text:p text:style-name="P11">true</text:p>
      <text:p text:style-name="P39"/>
      <text:p text:style-name="P39">Not surprising, there are many <text:span text:style-name="T55">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39"/>
      <text:p text:style-name="P39"><text:s/>You can access information with examples using <text:span text:style-name="T4">)help</text:span>, e.g.</text:p>
      <text:p text:style-name="Preformatted_20_Text"><text:s text:c="2"/>)help replace</text:p>
      <text:p text:style-name="Preformatted_20_Text"/>
      <text:p text:style-name="Preformatted_20_Text">replace(source, old, new) - replaces all occur<text:span text:style-name="T54">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5" text:outline-level="2"><text:bookmark-start text:name="__RefHeading___Toc16740_2011254424"/>Booleans<text:bookmark-end text:name="__RefHeading___Toc16740_2011254424"/></text:h>
      <text:p text:style-name="P42"><text:span text:style-name="T60">The final scalar type is a </text:span><text:span text:style-name="T17">boolean</text:span><text:span text:style-name="T29"> which has reserved values of either </text:span><text:span text:style-name="T11">true</text:span><text:span text:style-name="T29"> or </text:span><text:span text:style-name="T11">false</text:span><text:span text:style-name="T29">. There are the operations you expect such as </text:span><text:span text:style-name="T11">==</text:span><text:span text:style-name="T9">, </text:span><text:span text:style-name="T11">&amp;&amp;</text:span><text:span text:style-name="T29"> and </text:span><text:span text:style-name="T11">|| </text:span>(<text:span text:style-name="T60">resp. equality, logical and and logical or). </text:span><text:span text:style-name="T62">B</text:span><text:span text:style-name="T60">oolean </text:span><text:span text:style-name="T62">expressions do</text:span><text:span text:style-name="T18"> short-circuit</text:span><text:span text:style-name="T30"> evaluation, so if the result is returned once it can be determined rather than evaluating everything first (which would be closer to algebraic use, but does not work well on computers). </text:span></text:p>
      <text:p text:style-name="P12"><text:span text:style-name="T30">false &amp;&amp; (true || true)</text:span></text:p>
      <text:p text:style-name="Text_20_body"><text:span text:style-name="T30"/></text:p>
      <text:p text:style-name="Text_20_body"><text:span text:style-name="T30">for instance stops evaluation after the first </text:span><text:span text:style-name="T10">false</text:span><text:span text:style-name="T30"> is evaluated, since the rest of the expression can never alter the value. <text:s/></text:span><text:span text:style-name="T29"><text:s/></text:span></text:p>
      <text:h text:style-name="Heading_20_1" text:outline-level="1"><text:bookmark-start text:name="__RefHeading___Toc16726_2011254424"/>Variables<text:bookmark-end text:name="__RefHeading___Toc16726_2011254424"/></text:h>
      <text:p text:style-name="P29">A <text:span text:style-name="T14">variable </text:span><text:span text:style-name="T24"><text:s/>holds a value. To assign a value, you <text:s/>must use </text:span><text:span text:style-name="T33">:= </text:span></text:p>
      <text:p text:style-name="Preformatted_20_Text"><text:span text:style-name="T33"><text:s text:c="3"/>x:=2+3</text:span></text:p>
      <text:p text:style-name="Preformatted_20_Text"><text:s text:c="3"/>x</text:p>
      <text:p text:style-name="Preformatted_20_Text">5</text:p>
      <text:p text:style-name="P29"><text:span text:style-name="T34"/></text:p>
      <text:p text:style-name="P29"><text:span text:style-name="T34">When variables are assigned, their values are not shown. To see what is in a variable, type it and hit return. </text:span><text:span text:style-name="T36">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36">I</text:span><text:span text:style-name="T40">f a variable is not assigned, it has a special value of </text:span><text:span text:style-name="T7">null </text:span><text:span text:style-name="T62">which can be tested. For instance, if </text:span><text:span text:style-name="T3">foo</text:span><text:span text:style-name="T62"> is not defined</text:span></text:p>
      <text:p text:style-name="Preformatted_20_Text"><text:soft-page-break/><text:s text:c="3"/>foo == null</text:p>
      <text:p text:style-name="Preformatted_20_Text">true</text:p>
      <text:p text:style-name="Text_20_body"/>
      <text:h text:style-name="Heading_20_2" text:outline-level="2"><text:bookmark-start text:name="__RefHeading___Toc16728_2011254424"/>Scalars vs. stems<text:bookmark-end text:name="__RefHeading___Toc16728_2011254424"/></text:h>
      <text:p text:style-name="P30">Scalars are simple values, such as a number, boolean or string (the three major type of scalar). This is in contra<text:span text:style-name="T63">s</text:span>t to <text:span text:style-name="T14">stem</text:span><text:span text:style-name="T24"> or aggregate variables. The basic idea is that there is the variable name + one or more periods followed by an index reference. For instance, to create a variable, </text:span><text:span text:style-name="T14">x, </text:span><text:span text:style-name="T24">and set three </text:span></text:p>
      <text:p text:style-name="Preformatted_20_Text"><text:s text:c="3"/>x.0 := 2; x.1:= 3; x.2 := 5;</text:p>
      <text:p text:style-name="Preformatted_20_Text"><text:s text:c="3"/><text:span text:style-name="T50">x.</text:span></text:p>
      <text:p text:style-name="P7">[2,3,5]</text:p>
      <text:p text:style-name="P31"><text:span text:style-name="T34"/></text:p>
      <text:p text:style-name="P32"><text:span text:style-name="T42">A list is just a stem whose keys are integers. </text:span><text:span text:style-name="T41">As I said, QDL statements end in a semicolon – </text:span><text:span text:style-name="T44">always, even if the workspace is adding it for you at times – </text:span><text:span text:style-name="T41"><text:s/>and the first line above just shows using that to stack multiple assignments on a single line. </text:span><text:span text:style-name="T42">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31"><text:span text:style-name="T34"/></text:p>
      <text:p text:style-name="P31"><text:span text:style-name="T34">This shows what the keys are (left-hand elements) and their values. It is also possible to enter a stem directly:</text:span></text:p>
      <text:p text:style-name="Preformatted_20_Text">y. := {'foo':'bar', 'fnord':'baz'}</text:p>
      <text:p text:style-name="P31"><text:span text:style-name="T34"/></text:p>
      <text:p text:style-name="P31"><text:span text:style-name="T34">Stems may also refer to other stems. So <text:s/>adding another key of </text:span><text:span text:style-name="T19">x</text:span><text:span text:style-name="T34">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13">Stems are actually extremely powerful data structures <text:span text:style-name="T51">(known technically as </text:span><text:span text:style-name="T16">associative arrays</text:span><text:span text:style-name="T28">) with a very convenient syntax for accessing elements. A very, very useful and important idea in QDL is </text:span><text:span text:style-name="T16">extension </text:span><text:span text:style-name="T28">meaning that all basic operations are extended to every element of a stem. This means that control structure like loops to access elements are not needed. To raise every number </text:span><text:span text:style-name="T31">in a list </text:span><text:span text:style-name="T28">to its square then would be</text:span></text:p>
      <text:p text:style-name="P13"><text:span text:style-name="T28"/></text:p>
      <text:p text:style-name="Preformatted_20_Text"><text:span text:style-name="T28"><text:s text:c="3"/></text:span><text:span text:style-name="T31">[1,2,3,4,5]^2</text:span></text:p>
      <text:p text:style-name="Preformatted_20_Text"><text:span text:style-name="T31">[</text:span><text:span text:style-name="T24">1,4,9,16,25]</text:span></text:p>
      <text:p text:style-name="P13"><text:span text:style-name="T28"/></text:p>
      <text:p text:style-name="P14">Note especially: <text:span text:style-name="T34">Stems are accessed with a period (the index operator) and the rule is that </text:span></text:p>
      <text:p text:style-name="P14"><text:span text:style-name="T34"/></text:p>
      <text:list xml:id="list241879961" text:style-name="L1">
        <text:list-item>
          <text:p text:style-name="P15"><text:soft-page-break/><text:span text:style-name="T37">If the index is undefined, the string value of the index is used.</text:span></text:p>
        </text:list-item>
        <text:list-item>
          <text:p text:style-name="P16"><text:span text:style-name="T34">If the index refers to a variable, that value is substituted</text:span></text:p>
        </text:list-item>
        <text:list-item>
          <text:p text:style-name="P16"><text:span text:style-name="T34">Multiple indices are substituted from the right.</text:span></text:p>
        </text:list-item>
        <text:list-item>
          <text:p text:style-name="P23"><text:span text:style-name="T34">The left most term is the stem, everything to its right is some form of index.</text:span></text:p>
        </text:list-item>
      </text:list>
      <text:p text:style-name="P17"><text:span text:style-name="T34"/></text:p>
      <text:p text:style-name="P20"><text:span text:style-name="T34">So for instance using the above value of </text:span><text:span text:style-name="T12">x.</text:span></text:p>
      <text:p text:style-name="P17"><text:span text:style-name="T34"/></text:p>
      <text:p text:style-name="Preformatted_20_Text"><text:s text:c="3"/>j:= 0</text:p>
      <text:p text:style-name="Preformatted_20_Text"><text:s text:c="3"/>x.j</text:p>
      <text:p text:style-name="P9">2</text:p>
      <text:p text:style-name="P17"><text:span text:style-name="T34"/></text:p>
      <text:p text:style-name="P19"><text:span text:style-name="T41">Here, </text:span><text:span text:style-name="T8">x.</text:span><text:span text:style-name="T41"> is the stem, </text:span><text:span text:style-name="T8">j</text:span><text:span text:style-name="T41"> is the index. </text:span><text:span text:style-name="T34">Since </text:span><text:span text:style-name="T8">j</text:span><text:span text:style-name="T34"> is 0, </text:span><text:span text:style-name="T6">x.j</text:span><text:span text:style-name="T34"> resolves to </text:span><text:span text:style-name="T6">x.0</text:span><text:span text:style-name="T34"> which is the value </text:span><text:span text:style-name="T41">2</text:span><text:span text:style-name="T34">. If you are used to other programming languages, you are probably used to an expression like (e.g. in C)</text:span></text:p>
      <text:p text:style-name="P17"><text:span text:style-name="T34"/></text:p>
      <text:p text:style-name="P17"><text:span text:style-name="T6">x[0] = 2</text:span><text:span text:style-name="T34"> </text:span></text:p>
      <text:p text:style-name="P17"><text:span text:style-name="T34"/></text:p>
      <text:p text:style-name="P18"><text:span text:style-name="T34">The index operator is much more flexible and allows for a great simplification. </text:span><text:span text:style-name="T38">You could have a stem like</text:span></text:p>
      <text:p text:style-name="P18"><text:span text:style-name="T38"/></text:p>
      <text:p text:style-name="Preformatted_20_Text">orders.time.manner.place</text:p>
      <text:p text:style-name="P21"><text:span text:style-name="T34"/></text:p>
      <text:p text:style-name="P22"><text:span text:style-name="T38">That tracks an entire inventory system. You can populate it </text:span><text:span text:style-name="T39">for </text:span><text:span text:style-name="T38">various values of time, manner and place and then apply operations to see, </text:span><text:span text:style-name="T21">e.g.</text:span><text:span text:style-name="T38"> the latest date, or all things from a specific place. </text:span><text:span text:style-name="T37">See the reference manual for more details on stems and their uses. </text:span><text:span text:style-name="T38">They are surprisingly addictive and you’ll probably start wishing other languages supported them.</text:span></text:p>
      <text:h text:style-name="Heading_20_3" text:outline-level="3"><text:bookmark-start text:name="__RefHeading___Toc16744_2011254424"/><text:span text:style-name="T38">S</text:span><text:span text:style-name="T34">ubsetting</text:span><text:bookmark-end text:name="__RefHeading___Toc16744_2011254424"/></text:h>
      <text:p text:style-name="P44"><text:span text:style-name="T43">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like zero for numbers or blanks for strings). The problem with this is that if you are missing data, the system is creating information. QDL’s solution is minimalist: </text:span><text:span text:style-name="T23">subsetting</text:span><text:span text:style-name="T22"> </text:span><text:span text:style-name="T43">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43"><text:span text:style-name="T34"/></text:p>
      <text:p text:style-name="P43"><text:span text:style-name="T34">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supremely useful idea.</text:span></text:p>
      <text:h text:style-name="Heading_20_1" text:outline-level="1"><text:bookmark-start text:name="__RefHeading___Toc16730_2011254424"/><text:soft-page-break/><text:s/>Functions<text:bookmark-end text:name="__RefHeading___Toc16730_2011254424"/></text:h>
      <text:p text:style-name="Text_20_body"><text:span text:style-name="T13">A </text:span><text:span text:style-name="T15">function </text:span><text:span text:style-name="T25">is a self-contained module that does a specific thing. There are several of them </text:span><text:span text:style-name="T26">that are built in. </text:span><text:span text:style-name="T27">This includes most standard Math functions (logarithms, sines and such) as well as a wealth of string and other commands.</text:span></text:p>
      <text:h text:style-name="Heading_20_2" text:outline-level="2"><text:bookmark-start text:name="__RefHeading___Toc16732_2011254424"/>Help!<text:bookmark-end text:name="__RefHeading___Toc16732_2011254424"/></text:h>
      <text:p text:style-name="P29">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29"/>
      <text:p text:style-name="P29">This tells you the syntax and has a basic description. </text:p>
      <text:h text:style-name="Heading_20_2" text:outline-level="2"><text:bookmark-start text:name="__RefHeading___Toc16734_2011254424"/>Writing your own function<text:bookmark-end text:name="__RefHeading___Toc16734_2011254424"/></text:h>
      <text:p text:style-name="P33">There are a couple of ways to do this. For instance, the most basic program is of the form</text:p>
      <text:p text:style-name="P33">name(args)-&gt; <text:span text:style-name="T14">expression</text:span></text:p>
      <text:p text:style-name="P34">where the args are a list of arguments and the expression is a single expression which is returned by the function. The standard Hello World would be</text:p>
      <text:p text:style-name="Preformatted_20_Text"><text:s text:c="3"/>hw()-<text:span text:style-name="T51">&gt;</text:span>’Hello World!’</text:p>
      <text:p text:style-name="P34"/>
      <text:p text:style-name="Preformatted_20_Text"><text:s text:c="3"/>hw()</text:p>
      <text:p text:style-name="Preformatted_20_Text">Hello World!</text:p>
      <text:p text:style-name="P34"/>
      <text:p text:style-name="P35">There is a much more comprehensive way to define functions (which includes making them self-documenting) which is in the reference manual. </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1-04-16T15:11:24.089468773</dc:date>
    <meta:editing-duration>PT2H46M23S</meta:editing-duration>
    <meta:editing-cycles>21</meta:editing-cycles>
    <meta:generator>LibreOffice/6.4.6.2$Linux_X86_64 LibreOffice_project/40$Build-2</meta:generator>
    <meta:document-statistic meta:table-count="0" meta:image-count="0" meta:object-count="0" meta:page-count="8" meta:paragraph-count="204" meta:word-count="2176" meta:character-count="12697" meta:non-whitespace-character-count="10335"/>
  </office:meta>
</office:document-meta>
</file>